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6000001014C5EA3554F534F5C.png" manifest:media-type="image/png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FreeMono1" style:font-size-asian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准备工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准备工作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下载安装镜像。</text:p>
              </text:list-item>
              <text:list-item>
                <text:p>选择一种安装方式：</text:p>
                <text:list>
                  <text:list-item>
                    <text:p>虚拟机</text:p>
                  </text:list-item>
                  <text:list-item>
                    <text:p>物理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准备工作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虚拟机选择：</text:p>
                <text:list>
                  <text:list-item>
                    <text:p>Virtualbox</text:p>
                  </text:list-item>
                  <text:list-item>
                    <text:p>Vmware</text:p>
                  </text:list-item>
                </text:list>
              </text:list-item>
              <text:list-item>
                <text:p>推荐使用virtualbox，开源软件，可免费使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virtualbo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Virutalbox是一款开源的虚拟机软件。</text:p>
              </text:list-item>
              <text:list-item>
                <text:p text:style-name="P3">由Sun Microsystems公司出品。</text:p>
              </text:list-item>
              <text:list-item>
                <text:p>Sun被Oracle收购以后，Virtualbox也属于Oracle所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virtualbo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下载网址：https://www.virtualbox.org/wiki/Downloa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安装虚拟机之前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进入UEFI（BIOS）开启Virtual Technology（VT）。</text:p>
              </text:list-item>
              <text:list-item>
                <text:p>虚拟机用到了处理器的虚拟化技术，需要开启此选项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物理机安装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启动盘制作工具网址：https://rufus.ie/</text:p>
              </text:list-item>
            </text:list>
          </draw:text-box>
        </draw:frame>
        <draw:frame draw:style-name="gr2" draw:text-style-name="P4" draw:layer="layout" svg:width="19.769cm" svg:height="5.439cm" svg:x="4.431cm" svg:y="6.961cm">
          <draw:image xlink:href="Pictures/10000201000003A6000001014C5EA3554F534F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下载Ubuntu desktop 18.0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访问以下链接下载</text:span><text:span text:style-name="T2">Ubuntu desktop 18.04</text:span><text:span text:style-name="T2">：</text:span></text:p>
              </text:list-item>
              <text:list-item>
                <text:p>http://releases.ubuntu.com/18.04/ubuntu-18.04.4-desktop-amd64.i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7:15:23.717464081</dc:date>
    <meta:editing-duration>PT1H36M22S</meta:editing-duration>
    <meta:editing-cycles>53</meta:editing-cycles>
    <meta:generator>LibreOffice/6.0.7.3$Linux_X86_64 LibreOffice_project/00m0$Build-3</meta:generator>
    <meta:document-statistic meta:object-count="54"/>
  </office:meta>
</office:document-meta>
</file>